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CH" officeooo:rsid="0010aefa" officeooo:paragraph-rsid="0010aefa"/>
    </style:style>
    <style:style style:name="P2" style:family="paragraph" style:parent-style-name="Standard">
      <style:text-properties fo:language="fr" fo:country="CH" officeooo:rsid="0016dfa1" officeooo:paragraph-rsid="0016dfa1"/>
    </style:style>
    <style:style style:name="P3" style:family="paragraph" style:parent-style-name="Standard">
      <style:text-properties fo:language="fr" fo:country="CH" officeooo:rsid="001c48e4" officeooo:paragraph-rsid="001c48e4"/>
    </style:style>
    <style:style style:name="T1" style:family="text">
      <style:text-properties officeooo:rsid="00151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text:span text:style-name="T1">0 septembre : </text:span></text:p>
      <text:p text:style-name="P2">Topologie : </text:p>
      <text:p text:style-name="P2">Comment savoir si on est connecté ?</text:p>
      <text:p text:style-name="P2">- point à point exemple : goblet avec fils</text:p>
      <text:p text:style-name="P2">- bus : Partagé un fils avec plusieurs</text:p>
      <text:p text:style-name="P2">- Anneau : Cercle information circule en cercle.</text:p>
      <text:p text:style-name="P2">- étoile  : Point central et tout informations passe par le centre.</text:p>
      <text:p text:style-name="P2">- Full mesh : tout le monde est connecté avec tout le monde.</text:p>
      <text:p text:style-name="P2">-étoile robuste/ étendue: </text:p>
      <text:p text:style-name="P2">Distribué : nœud sans structure défini, bouge tout le temps. Se débrouille pour être robustre. Lien rondandants. <text:s/>Structure d’internet.</text:p>
      <text:p text:style-name="P2"/>
      <text:p text:style-name="P2">Un réseau se définit par une manière récursive. </text:p>
      <text:p text:style-name="P2"><text:s/></text:p>
      <text:p text:style-name="P3">Un réseau informatique est construit comme une imbrication de réseaux supporté au niveau plus le bas d’abstraction par un support physiq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06:43.957563202</meta:creation-date>
    <meta:generator>LibreOffice/7.3.7.2$Linux_X86_64 LibreOffice_project/30$Build-2</meta:generator>
    <dc:date>2023-09-20T14:30:27.751205809</dc:date>
    <meta:editing-duration>PT1M53S</meta:editing-duration>
    <meta:editing-cycles>2</meta:editing-cycles>
    <meta:document-statistic meta:table-count="0" meta:image-count="0" meta:object-count="0" meta:page-count="1" meta:paragraph-count="13" meta:word-count="113" meta:character-count="666" meta:non-whitespace-character-count="558"/>
  </office:meta>
</office:document-meta>
</file>